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ingStoreMonitor.storeFailure( ServerProfileStore store , KerberosPrincipal princip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StoreMonitor.LoggingStoreMon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StoreMonitor.storeFailure( ServerProfile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StoreMonitor.profileAdded( ServerProfileStore store , ServerProfile pro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gingStoreMonitor.info( ServerProfileStore store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StoreMonitor.storeFailure( ServerProfileStore store , KerberosPrincipal principal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StoreMonitor.profileNotImported( ServerProfileStore store , String dn , 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gingStoreMonitor.storeFailure( ServerProfileStore store , KerberosPrincipal principal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StoreMonitor.storeFailure( ServerProfileStore stor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StoreMonitor.storeInitialized( ServerProfile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StoreMonitor.LoggingStoreMonitor( Log lo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ggingStoreMonitor.profileImported( ServerProfileStore store , String dn , 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